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9.631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3.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001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5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82cm" fo:min-width="4.001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35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85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3.849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348cm"/>
      <style:paragraph-properties style:writing-mode="lr-tb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848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3.733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262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4.686cm"/>
      <style:paragraph-properties style:writing-mode="lr-tb"/>
    </style:style>
    <style:style style:name="gr19" style:family="graphic" style:parent-style-name="objectwithoutfill">
      <style:graphic-properties svg:stroke-width="0.1cm" svg:stroke-color="#000000" draw:marker-start-width="0.35cm" draw:marker-end="Стили_20_стрелок_20_1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5.281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651cm" fo:min-width="5.676cm"/>
      <style:paragraph-properties style:writing-mode="lr-tb"/>
    </style:style>
    <style:style style:name="gr22" style:family="graphic" style:parent-style-name="standard" style:list-style-name="L4">
      <style:graphic-properties draw:stroke="none" svg:stroke-color="#000000" draw:fill="none" draw:fill-color="#ffffff" fo:min-height="21.90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0.36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10.36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fo:min-height="1.091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fo:min-height="0.475cm"/>
      <style:paragraph-properties style:writing-mode="lr-tb"/>
    </style:style>
    <style:style style:name="gr27" style:family="graphic" style:parent-style-name="standard" style:list-style-name="L3">
      <style:graphic-properties draw:stroke="none" svg:stroke-color="#000000" draw:fill="none" draw:fill-color="#ffffff" fo:min-height="15.261cm"/>
      <style:paragraph-properties style:writing-mode="lr-tb"/>
    </style:style>
    <style:style style:name="gr28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28" draw:marker-end-width="0.3cm" draw:fill="none" draw:textarea-vertical-align="middle"/>
    </style:style>
    <style:style style:name="gr30" style:family="graphic" style:parent-style-name="objectwithoutfill">
      <style:graphic-properties draw:marker-end="Стили_20_стрелок_20_29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30" draw:marker-end-width="0.3cm" draw:fill="none" draw:textarea-vertical-align="middle"/>
    </style:style>
    <style:style style:name="gr32" style:family="graphic" style:parent-style-name="standard" style:list-style-name="L3">
      <style:graphic-properties draw:stroke="none" svg:stroke-color="#000000" draw:fill="none" draw:fill-color="#ffffff" fo:min-height="1.636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ffff" fo:min-height="0.475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ffffff" fo:min-height="0.949cm"/>
      <style:paragraph-properties style:writing-mode="lr-tb"/>
    </style:style>
    <style:style style:name="gr35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3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41" style:family="graphic" style:parent-style-name="objectwithoutfill">
      <style:graphic-properties draw:stroke="dash" draw:stroke-dash="Double_20_Dash" draw:marker-start="" draw:marker-start-width="0.3cm" draw:marker-end="" draw:marker-end-width="0.3cm" draw:fill="none" draw:textarea-vertical-align="middle"/>
    </style:style>
    <style:style style:name="gr42" style:family="graphic" style:parent-style-name="standard" style:list-style-name="L3">
      <style:graphic-properties draw:stroke="none" svg:stroke-color="#000000" draw:fill="none" draw:fill-color="#ffffff" fo:min-height="13.081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fo:min-height="1.636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fo:min-height="11.991cm"/>
      <style:paragraph-properties style:writing-mode="lr-tb"/>
    </style:style>
    <style:style style:name="gr45" style:family="graphic" style:parent-style-name="standard">
      <style:graphic-properties draw:stroke="dash" draw:stroke-dash="Double_20_Dash" svg:stroke-color="#000000" draw:fill="none" draw:fill-color="#ffffff" fo:min-height="0.475cm"/>
      <style:paragraph-properties style:writing-mode="lr-tb"/>
    </style:style>
    <style:style style:name="gr46" style:family="graphic" style:parent-style-name="objectwithoutfill">
      <style:graphic-properties draw:marker-end="Стили_20_стрелок_20_22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49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50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51" style:family="graphic" style:parent-style-name="objectwithoutfill">
      <style:graphic-properties draw:stroke="dash" draw:stroke-dash="Double_20_Dash" draw:fill="none" draw:textarea-vertical-align="middle"/>
    </style:style>
    <style:style style:name="gr52" style:family="graphic" style:parent-style-name="objectwithoutfill">
      <style:graphic-properties draw:stroke="dash" draw:stroke-dash="Double_20_Dash" draw:marker-end="Стили_20_стрелок_20_31" draw:marker-end-width="0.3cm" draw:fill="none" draw:textarea-vertical-align="middle"/>
    </style:style>
    <style:style style:name="gr53" style:family="graphic" style:parent-style-name="standard">
      <style:graphic-properties draw:stroke="dash" draw:stroke-dash="Long_20_Dot" draw:fill="none" draw:textarea-horizontal-align="justify" draw:textarea-vertical-align="middle" draw:auto-grow-height="false" fo:min-height="4.348cm" fo:min-width="10.596cm"/>
    </style:style>
    <style:style style:name="gr54" style:family="graphic" style:parent-style-name="standard" style:list-style-name="L4">
      <style:graphic-properties draw:stroke="none" svg:stroke-color="#000000" draw:fill="none" draw:fill-color="#ffffff" fo:min-height="5.996cm"/>
      <style:paragraph-properties style:writing-mode="lr-tb"/>
    </style:style>
    <style:style style:name="gr55" style:family="graphic" style:parent-style-name="standard" style:list-style-name="L1">
      <style:graphic-properties draw:fill="none" draw:textarea-horizontal-align="justify" draw:textarea-vertical-align="top" draw:auto-grow-height="false" fo:min-height="0.95cm" fo:min-width="17.25cm"/>
      <style:paragraph-properties style:writing-mode="lr-tb"/>
    </style:style>
    <style:style style:name="gr56" style:family="graphic" style:parent-style-name="standard" style:list-style-name="L1">
      <style:graphic-properties draw:fill="none" draw:textarea-horizontal-align="justify" draw:textarea-vertical-align="top" draw:auto-grow-height="false" fo:min-height="1.933cm" fo:min-width="16.2cm"/>
      <style:paragraph-properties style:writing-mode="lr-tb"/>
    </style:style>
    <style:style style:name="gr57" style:family="graphic" style:parent-style-name="standard" style:list-style-name="L1">
      <style:graphic-properties draw:fill="none" draw:textarea-horizontal-align="justify" draw:textarea-vertical-align="top" draw:auto-grow-height="false" fo:min-height="1.45cm" fo:min-width="14.95cm"/>
      <style:paragraph-properties style:writing-mode="lr-tb"/>
    </style:style>
    <style:style style:name="gr58" style:family="graphic" style:parent-style-name="standard">
      <style:graphic-properties draw:marker-end="Стили_20_стрелок_20_1" draw:textarea-vertical-align="middle"/>
    </style:style>
    <style:style style:name="gr59" style:family="graphic" style:parent-style-name="standard">
      <style:graphic-properties draw:marker-end="Стили_20_стрелок_20_2" draw:textarea-vertical-align="middle"/>
    </style:style>
    <style:style style:name="gr60" style:family="graphic" style:parent-style-name="standard" style:list-style-name="L4">
      <style:graphic-properties draw:stroke="none" svg:stroke-color="#000000" draw:fill="none" draw:fill-color="#ffffff" fo:min-height="9.4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6.318cm" style:use-optimal-column-width="false"/>
    </style:style>
    <style:style style:name="co3" style:family="table-column">
      <style:table-column-properties style:column-width="12.224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1.209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bold" style:font-size-asian="12pt" style:font-weight-asian="bold" style:font-size-complex="12pt" style:font-weight-complex="bold" fo:hyphenate="false" loext:hyphenation-no-caps="false"/>
    </style:style>
    <style:style style:name="ce4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7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" style:family="paragraph">
      <style:paragraph-properties fo:margin-left="0cm" fo:margin-right="0cm" fo:text-align="start" fo:text-indent="0.5cm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7" style:family="paragraph">
      <style:paragraph-properties fo:margin-left="0cm" fo:margin-right="0cm" fo:line-height="115%" fo:text-align="justify" fo:text-indent="0.5cm"/>
    </style:style>
    <style:style style:name="P8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text-align="start"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/>
      <style:paragraph-properties fo:text-align="start" style:writing-mode="lr-tb"/>
      <style:text-properties fo:font-size="10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start" style:writing-mode="lr-tb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>
      <style:paragraph-properties fo:margin-left="0cm" fo:margin-right="0cm" fo:line-height="115%" fo:text-align="justify" fo:text-indent="0.5cm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 fo:hyphenate="false" loext:hyphenation-no-caps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 fo:hyphenate="false" loext:hyphenation-no-caps="false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P29" style:family="paragraph">
      <style:paragraph-properties fo:text-align="start"/>
      <style:text-properties fo:hyphenate="false" loext:hyphenation-no-caps="false"/>
    </style:style>
    <style:style style:name="P30" style:family="paragraph">
      <style:paragraph-properties fo:text-align="start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2" style:family="paragraph">
      <style:paragraph-properties fo:text-align="start"/>
      <style:text-properties style:font-name="Liberation Sans1" fo:font-size="12pt" style:font-size-asian="12pt" style:font-size-complex="12pt" fo:hyphenate="false" loext:hyphenation-no-caps="false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12pt" fo:font-style="normal" style:font-size-asian="12pt" style:font-style-asian="normal" style:font-size-complex="12pt" style:font-style-complex="normal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Mono" fo:font-size="12pt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/>
    </style:style>
    <style:style style:name="T19" style:family="text">
      <style:text-properties fo:font-size="12pt" fo:font-weight="normal" style:font-weight-asian="normal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font-name="Liberation Sans1" fo:font-size="12pt" style:text-underline-style="none" fo:font-weight="bold" style:font-size-asian="12pt" style:font-weight-asian="bold" style:font-size-complex="12pt" style:font-weight-complex="bold"/>
    </style:style>
    <style:style style:name="T26" style:family="tex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5.943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СНОВНЫЕ ЭТАПЫ" xlink:type="simple">ОСНОВНЫЕ ЭТАПЫ</text:a></text:span></text:p>
              </table:table-cell>
            </table:table-row>
            <table:table-row table:style-name="ro1">
              <table:table-cell table:style-name="ce2">
                <text:p text:style-name="P3"><text:span text:style-name="T1"><text:a xlink:href="#ОСНОВНЫЕ МОДЕЛИ" xlink:type="simple">ОСНОВНЫЕ МОДЕЛИ</text:a></text:span></text:p>
              </table:table-cell>
            </table:table-row>
            <table:table-row table:style-name="ro1">
              <table:table-cell table:style-name="ce2">
                <text:list text:style-name="L2">
                  <text:list-item>
                    <text:p text:style-name="P3"><text:span text:style-name="T1"><text:a xlink:href="#КАСКАДНАЯ МОДЕЛЬ" xlink:type="simple">КАСКАДНАЯ МОДЕЛЬ</text:a>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item>
                    <text:p text:style-name="P3"><text:span text:style-name="T1"><text:a xlink:href="#V-ОБРАЗНАЯ МОДЕЛЬ" xlink:type="simple">V-ОБРАЗНАЯ МОДЕЛЬ</text:a>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item>
                    <text:p text:style-name="P3"><text:span text:style-name="T1"><text:a xlink:href="#ИНКРЕМЕНТАЛЬНАЯ МОДЕЛЬ" xlink:type="simple">ИНКРЕМЕНТАЛЬНАЯ МОДЕЛЬ</text:a>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p text:style-name="P1"><text:span text:style-name="T1"><text:a xlink:href="#ДОКУМЕНТАЦИЯ" xlink:type="simple">ДОКУМЕНТАЦИЯ</text:a></text:span></text:p>
              </table:table-cell>
            </table:table-row>
            <table:table-row table:style-name="ro1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1" draw:text-style-name="P5" draw:layer="layout" svg:width="19cm" svg:height="0.962cm" svg:x="1cm" svg:y="1cm">
          <draw:text-box>
            <text:p text:style-name="P4"><text:span text:style-name="T2">ПРОЦЕСС РАЗРАБОТКИ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10.606cm" svg:x="1cm" svg:y="3.151cm">
          <draw:text-box>
            <text:p text:style-name="P7"><text:span text:style-name="T4">Проектирование</text:span><text:span text:style-name="T5"> — процесс определения архитектуры, компонентов, интерфейсов и других характеристик системы управления или ее определенной части.</text:span></text:p>
            <text:p text:style-name="P7"><text:span text:style-name="T5"/></text:p>
            <text:p text:style-name="P7"><text:span text:style-name="T5">Результатом проектирования является </text:span><text:span text:style-name="T6">проект</text:span><text:span text:style-name="T5"> — целостная совокупность моделей, свойств или характеристик, описанных в форме, пригодной для реализации системы (ISO 24765) — т. е. это чертежи, схемы, модели, алгоритмы, описания, перечни, листы технических данных.</text:span></text:p>
            <text:p text:style-name="P7"><text:span text:style-name="T5"/></text:p>
            <text:p text:style-name="P7"><text:span text:style-name="T6">Разработка</text:span><text:span text:style-name="T5"> — это процесс проектирования и непосредственного создания системы. Результатом разработки является готовая система «под ключ».</text:span></text:p>
            <text:p text:style-name="P7"><text:span text:style-name="T5"/></text:p>
            <text:p text:style-name="P7"><text:span text:style-name="T5">Проектирование является частью (одним из начальных этапов) разработки системы.</text:span></text:p>
            <text:p text:style-name="P7"><text:span text:style-name="T5"/></text:p>
            <text:p text:style-name="P7"><text:span text:style-name="T6">Модель</text:span><text:span text:style-name="T5"> описывает стадии (этапы) жизненного цикла разработки — что и когда происходит.</text:span></text:p>
            <text:p text:style-name="P7"><text:span text:style-name="T5"/></text:p>
            <text:p text:style-name="P7"><text:span text:style-name="T6">Методология</text:span><text:span text:style-name="T5"> включает в себя набор методов по управлению процессом разработки: это правила, техники и принципы, которые делают процесс разработки более эффективным.</text:span></text:p>
            <text:p text:style-name="P7"><text:span text:style-name="T5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ВВЕДЕНИЕ</text:span></text:p>
          </draw:text-box>
        </draw:frame>
      </draw:page>
      <draw:page draw:name="ОСНОВНЫЕ ЭТАП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custom-shape draw:style-name="gr5" draw:text-style-name="P12" draw:layer="layout" svg:width="4cm" svg:height="0.9cm" svg:x="1.774cm" svg:y="3.952cm">
          <text:p text:style-name="P11"><text:span text:style-name="T7">получение технических условий</text:span></text:p>
          <draw:enhanced-geometry svg:viewBox="0 0 21600 21600" draw:mirror-horizontal="false" draw:mirror-vertical="false" draw:text-areas="0 0 21600 21600" draw:type="pentagon-right" draw:modifiers="19661.88452886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2" draw:layer="layout" svg:width="4.5cm" svg:height="0.9cm" svg:x="1.774cm" svg:y="4.953cm">
          <text:p text:style-name="P11"><text:span text:style-name="T7">обследование объекта</text:span></text:p>
          <draw:enhanced-geometry svg:viewBox="0 0 21600 21600" draw:mirror-horizontal="false" draw:mirror-vertical="false" draw:text-areas="0 0 21600 21600" draw:type="pentagon-right" draw:modifiers="19877.182848255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4.999cm" svg:height="0.9cm" svg:x="1.775cm" svg:y="5.954cm">
          <text:p text:style-name="P11"><text:span text:style-name="T7">НИР</text:span></text:p>
          <draw:enhanced-geometry svg:viewBox="0 0 21600 21600" draw:mirror-horizontal="false" draw:mirror-vertical="false" draw:text-areas="0 0 21600 21600" draw:type="pentagon-right" draw:modifiers="20053.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2" draw:layer="layout" svg:width="5.499cm" svg:height="0.9cm" svg:x="1.775cm" svg:y="6.955cm">
          <text:p text:style-name="P11"><text:span text:style-name="T7">разработка ТЗ</text:span></text:p>
          <draw:enhanced-geometry svg:viewBox="0 0 21600 21600" draw:mirror-horizontal="false" draw:mirror-vertical="false" draw:text-areas="0 0 21600 21600" draw:type="pentagon-right" draw:modifiers="20194.036363636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1.524cm" svg:y="3.254cm">
          <draw:text-box>
            <text:p text:style-name="P1"><text:span text:style-name="T8">ЗАДАНИЕ</text:span></text:p>
          </draw:text-box>
        </draw:frame>
        <draw:custom-shape draw:style-name="gr5" draw:text-style-name="P12" draw:layer="layout" svg:width="4cm" svg:height="0.9cm" svg:x="4.275cm" svg:y="8.954cm">
          <text:p text:style-name="P11"><text:span text:style-name="T7">предпроектное обследование</text:span></text:p>
          <draw:enhanced-geometry svg:viewBox="0 0 21600 21600" draw:mirror-horizontal="false" draw:mirror-vertical="false" draw:text-areas="0 0 21600 21600" draw:type="pentagon-right" draw:modifiers="19661.88452886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2" draw:layer="layout" svg:width="4.5cm" svg:height="0.9cm" svg:x="4.275cm" svg:y="9.955cm">
          <text:p text:style-name="P11"><text:span text:style-name="T7">эскизный, технический проекты</text:span></text:p>
          <draw:enhanced-geometry svg:viewBox="0 0 21600 21600" draw:mirror-horizontal="false" draw:mirror-vertical="false" draw:text-areas="0 0 21600 21600" draw:type="pentagon-right" draw:modifiers="19877.182848255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4.025cm" svg:y="8.256cm">
          <draw:text-box>
            <text:p text:style-name="P1"><text:span text:style-name="T8">ПРОЕКТИРОВАНИЕ</text:span></text:p>
          </draw:text-box>
        </draw:frame>
        <draw:custom-shape draw:style-name="gr5" draw:text-style-name="P12" draw:layer="layout" svg:width="4cm" svg:height="0.9cm" svg:x="6.775cm" svg:y="11.956cm">
          <text:p text:style-name="P11"><text:span text:style-name="T7">приобретение оборудования</text:span></text:p>
          <draw:enhanced-geometry svg:viewBox="0 0 21600 21600" draw:mirror-horizontal="false" draw:mirror-vertical="false" draw:text-areas="0 0 21600 21600" draw:type="pentagon-right" draw:modifiers="19661.88452886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4.5cm" svg:height="1.331cm" svg:x="6.775cm" svg:y="12.957cm">
          <text:p text:style-name="P11"><text:span text:style-name="T7">рабочий проект</text:span></text:p>
          <text:p text:style-name="P11"><text:span text:style-name="T7">- схемотехника</text:span></text:p>
          <text:p text:style-name="P11"><text:span text:style-name="T7">- программирование</text:span></text:p>
          <draw:enhanced-geometry svg:viewBox="0 0 21600 21600" draw:mirror-horizontal="false" draw:mirror-vertical="false" draw:text-areas="0 0 21600 21600" draw:type="pentagon-right" draw:modifiers="19877.182848255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6.525cm" svg:y="11.258cm">
          <draw:text-box>
            <text:p text:style-name="P1"><text:span text:style-name="T8">РАЗРАБОТКА</text:span></text:p>
          </draw:text-box>
        </draw:frame>
        <draw:custom-shape draw:style-name="gr11" draw:text-style-name="P12" draw:layer="layout" svg:width="4.849cm" svg:height="0.9cm" svg:x="6.775cm" svg:y="14.405cm">
          <text:p text:style-name="P11"><text:span text:style-name="T7">тестирование</text:span></text:p>
          <draw:enhanced-geometry svg:viewBox="0 0 21600 21600" draw:mirror-horizontal="false" draw:mirror-vertical="false" draw:text-areas="0 0 21600 21600" draw:type="pentagon-right" draw:modifiers="20005.60824742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12" draw:layer="layout" svg:width="5.349cm" svg:height="0.9cm" svg:x="6.775cm" svg:y="15.402cm">
          <text:p text:style-name="P11"><text:span text:style-name="T7">документирование</text:span></text:p>
          <draw:enhanced-geometry svg:viewBox="0 0 21600 21600" draw:mirror-horizontal="false" draw:mirror-vertical="false" draw:text-areas="0 0 21600 21600" draw:type="pentagon-right" draw:modifiers="20154.616822429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2" draw:layer="layout" svg:width="4cm" svg:height="0.9cm" svg:x="10.676cm" svg:y="17.357cm">
          <text:p text:style-name="P11"><text:span text:style-name="T7">поставка оборудования</text:span></text:p>
          <draw:enhanced-geometry svg:viewBox="0 0 21600 21600" draw:mirror-horizontal="false" draw:mirror-vertical="false" draw:text-areas="0 0 21600 21600" draw:type="pentagon-right" draw:modifiers="19661.88452886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10.426cm" svg:y="16.659cm">
          <draw:text-box>
            <text:p text:style-name="P1"><text:span text:style-name="T8">ИНТЕГРАЦИЯ</text:span></text:p>
          </draw:text-box>
        </draw:frame>
        <draw:custom-shape draw:style-name="gr13" draw:text-style-name="P12" draw:layer="layout" svg:width="4.348cm" svg:height="0.9cm" svg:x="10.676cm" svg:y="18.354cm">
          <text:p text:style-name="P11"><text:span text:style-name="T7">монтаж,</text:span><text:span text:style-name="T7"><text:line-break/></text:span><text:span text:style-name="T7">шэф-монтаж</text:span></text:p>
          <draw:enhanced-geometry svg:viewBox="0 0 21600 21600" draw:mirror-horizontal="false" draw:mirror-vertical="false" draw:text-areas="0 0 21600 21600" draw:type="pentagon-right" draw:modifiers="19816.969418257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12" draw:layer="layout" svg:width="4.847cm" svg:height="0.9cm" svg:x="10.677cm" svg:y="19.351cm">
          <text:p text:style-name="P11"><text:span text:style-name="T7">ПНР, испытания</text:span></text:p>
          <draw:enhanced-geometry svg:viewBox="0 0 21600 21600" draw:mirror-horizontal="false" draw:mirror-vertical="false" draw:text-areas="0 0 21600 21600" draw:type="pentagon-right" draw:modifiers="20004.950495049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5.347cm" svg:height="0.9cm" svg:x="10.677cm" svg:y="20.352cm">
          <text:p text:style-name="P11"><text:span text:style-name="T7">обучение персонала</text:span></text:p>
          <draw:enhanced-geometry svg:viewBox="0 0 21600 21600" draw:mirror-horizontal="false" draw:mirror-vertical="false" draw:text-areas="0 0 21600 21600" draw:type="pentagon-right" draw:modifiers="20154.07629020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4.232cm" svg:height="0.9cm" svg:x="14.077cm" svg:y="24.359cm">
          <text:p text:style-name="P11"><text:span text:style-name="T7">гарантийное обслуживание</text:span></text:p>
          <draw:enhanced-geometry svg:viewBox="0 0 21600 21600" draw:mirror-horizontal="false" draw:mirror-vertical="false" draw:text-areas="0 0 21600 21600" draw:type="pentagon-right" draw:modifiers="19768.107725017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3" draw:layer="layout" svg:width="5.5cm" svg:height="0.725cm" svg:x="13.827cm" svg:y="23.661cm">
          <draw:text-box>
            <text:p text:style-name="P1"><text:span text:style-name="T8">СОПРОВОЖДЕНИЕ</text:span></text:p>
          </draw:text-box>
        </draw:frame>
        <draw:custom-shape draw:style-name="gr17" draw:text-style-name="P12" draw:layer="layout" svg:width="4.761cm" svg:height="0.9cm" svg:x="14.077cm" svg:y="25.356cm">
          <text:p text:style-name="P11"><text:span text:style-name="T7">постгарантийное обслуживание</text:span></text:p>
          <draw:enhanced-geometry svg:viewBox="0 0 21600 21600" draw:mirror-horizontal="false" draw:mirror-vertical="false" draw:text-areas="0 0 21600 21600" draw:type="pentagon-right" draw:modifiers="19976.144477110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5.185cm" svg:height="0.9cm" svg:x="14.077cm" svg:y="26.357cm">
          <text:p text:style-name="P11"><text:span text:style-name="T7">модернизация</text:span></text:p>
          <draw:enhanced-geometry svg:viewBox="0 0 21600 21600" draw:mirror-horizontal="false" draw:mirror-vertical="false" draw:text-areas="0 0 21600 21600" draw:type="pentagon-right" draw:modifiers="20108.908600077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9" draw:text-style-name="P14" draw:layer="layout" svg:x1="1.375cm" svg:y1="27.984cm" svg:x2="19.711cm" svg:y2="27.984cm">
          <text:p/>
        </draw:line>
        <draw:frame draw:style-name="gr9" draw:text-style-name="P15" draw:layer="layout" svg:width="18.177cm" svg:height="0.725cm" svg:x="1.428cm" svg:y="27.942cm">
          <draw:text-box>
            <text:p text:style-name="P9"><text:span text:style-name="T8">разработка</text:span></text:p>
          </draw:text-box>
        </draw:frame>
        <draw:custom-shape draw:style-name="gr20" draw:text-style-name="P12" draw:layer="layout" svg:width="5.78cm" svg:height="0.9cm" svg:x="10.677cm" svg:y="21.371cm">
          <text:p text:style-name="P11"><text:span text:style-name="T7">пробная эксплуатация</text:span></text:p>
          <draw:enhanced-geometry svg:viewBox="0 0 21600 21600" draw:mirror-horizontal="false" draw:mirror-vertical="false" draw:text-areas="0 0 21600 21600" draw:type="pentagon-right" draw:modifiers="20258.640373637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1" draw:text-style-name="P12" draw:layer="layout" svg:width="6.175cm" svg:height="0.9cm" svg:x="10.678cm" svg:y="22.394cm">
          <text:p text:style-name="P11"><text:span text:style-name="T7">актирование</text:span></text:p>
          <draw:enhanced-geometry svg:viewBox="0 0 21600 21600" draw:mirror-horizontal="false" draw:mirror-vertical="false" draw:text-areas="0 0 21600 21600" draw:type="pentagon-right" draw:modifiers="20347.927461139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6" draw:layer="layout" svg:width="19cm" svg:height="0.806cm" svg:x="1cm" svg:y="2cm">
          <draw:text-box>
            <text:p text:style-name="P4"><text:span text:style-name="T3">ОСНОВНЫЕ ЭТАПЫ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</draw:page>
      <draw:page draw:name="ОСНОВНЫЕ ЭТАПЫ (2)" draw:style-name="dp1" draw:master-page-name="Обычный">
        <draw:frame draw:style-name="gr22" draw:text-style-name="P18" draw:layer="layout" svg:width="19cm" svg:height="23.092cm" svg:x="1cm" svg:y="3.051cm">
          <draw:text-box>
            <text:p text:style-name="P16"><text:span text:style-name="T9">ЗАДАНИЕ</text:span></text:p>
            <text:p text:style-name="P17"><text:span text:style-name="T10">1. Получение технических условий (не всегда требуется)</text:span></text:p>
            <text:p text:style-name="P17"><text:span text:style-name="T10">2. Обследование объекта и формирование предоварительных требований</text:span></text:p>
            <text:p text:style-name="P17"><text:span text:style-name="T10">3. Проведение научно-исследовательских работ (не всегда требуется)</text:span></text:p>
            <text:p text:style-name="P17"><text:span text:style-name="T10">4. Разработка технического задания</text:span></text:p>
            <text:p text:style-name="P17"><text:span text:style-name="T10"><text:s text:c="4"/></text:span><text:span text:style-name="T10">- на проектирование </text:span><text:span text:style-name="T11">(если без разработки)</text:span></text:p>
            <text:p text:style-name="P17"><text:span text:style-name="T10"><text:s text:c="4"/></text:span><text:span text:style-name="T10">- на разработку </text:span><text:span text:style-name="T11">(если проектирование + разработка)</text:span></text:p>
            <text:p text:style-name="P17"><text:span text:style-name="T12"/></text:p>
            <text:p text:style-name="P16"><text:span text:style-name="T9">ПРОЕКТИРОВАНИЕ</text:span></text:p>
            <text:p text:style-name="P17"><text:span text:style-name="T10">1. Обследование объекта</text:span></text:p>
            <text:p text:style-name="P16"><text:span text:style-name="T5">2. Эскизный проект</text:span></text:p>
            <text:p text:style-name="P16"><text:span text:style-name="T5"><text:s text:c="4"/></text:span><text:span text:style-name="T5">- наброски будущей системы</text:span></text:p>
            <text:p text:style-name="P16"><text:span text:style-name="T5"><text:s text:c="4"/></text:span><text:span text:style-name="T5">- архитектура</text:span></text:p>
            <text:p text:style-name="P16"><text:span text:style-name="T5"><text:s text:c="4"/></text:span><text:span text:style-name="T5">- структура</text:span></text:p>
            <text:p text:style-name="P16"><text:span text:style-name="T5"><text:s text:c="4"/></text:span><text:span text:style-name="T5">- предварительный выбор аппаратно-программной базы</text:span></text:p>
            <text:p text:style-name="P16"><text:span text:style-name="T5"><text:s text:c="4"/></text:span><text:span text:style-name="T5">- пояснительная записка</text:span></text:p>
            <text:p text:style-name="P16"><text:span text:style-name="T5"><text:s text:c="4"/></text:span><text:span text:style-name="T5">- предварительное определение списка документов проекта</text:span></text:p>
            <text:p text:style-name="P16"><text:span text:style-name="T5">3. Технический проект</text:span></text:p>
            <text:p text:style-name="P16"><text:span text:style-name="T5"><text:s text:c="4"/></text:span><text:span text:style-name="T5">- окончательный выбор оборудования</text:span></text:p>
            <text:p text:style-name="P17"><text:span text:style-name="T5"><text:s text:c="4"/></text:span><text:span text:style-name="T5">- пояснительная записка, описание системы, общие данные по схемам и чертежам</text:span></text:p>
            <text:p text:style-name="P16"><text:span text:style-name="T5"><text:s text:c="4"/></text:span><text:span text:style-name="T5">- структурная схема</text:span></text:p>
            <text:p text:style-name="P17"><text:span text:style-name="T5"><text:s text:c="4"/></text:span><text:span text:style-name="T5">- схемы автоматизации</text:span></text:p>
            <text:p text:style-name="P17"><text:span text:style-name="T5"><text:s text:c="4"/></text:span><text:span text:style-name="T5">- схемы принципиальные электрические</text:span></text:p>
            <text:p text:style-name="P17"><text:span text:style-name="T5"><text:s text:c="4"/></text:span><text:span text:style-name="T5">- схемы принципиальные пневматические </text:span><text:span text:style-name="T13">(если требуется)</text:span></text:p>
            <text:p text:style-name="P17"><text:span text:style-name="T5"><text:s text:c="4"/></text:span><text:span text:style-name="T5">- схемы подключений, кабельные журналы</text:span></text:p>
            <text:p text:style-name="P17"><text:span text:style-name="T5"><text:s text:c="4"/></text:span><text:span text:style-name="T5">- чертежи расположения оборудования и внешних проводок </text:span><text:span text:style-name="T13">(если требуется)</text:span></text:p>
            <text:p text:style-name="P17"><text:span text:style-name="T13"><text:s text:c="4"/></text:span><text:span text:style-name="T14">- ведомость оборудования и материалов</text:span></text:p>
            <text:p text:style-name="P17"><text:span text:style-name="T14"/></text:p>
            <text:p text:style-name="P17"><text:span text:style-name="T15">РАЗРАБОТКА</text:span></text:p>
            <text:p text:style-name="P17"><text:span text:style-name="T10">1. Приобретение оборудования</text:span></text:p>
            <text:p text:style-name="P17"><text:span text:style-name="T5">2. Рабочий проект</text:span></text:p>
            <text:p text:style-name="P17"><text:span text:style-name="T5"><text:s text:c="4"/></text:span><text:span text:style-name="T5">- разработка аппаратной составляющей (схемотехника)</text:span></text:p>
            <text:p text:style-name="P17"><text:span text:style-name="T5"><text:s text:c="4"/></text:span><text:span text:style-name="T5">- разработка программной составляющей (программирование, конфигурирование)</text:span></text:p>
            <text:p text:style-name="P16"><text:span text:style-name="T5">3. Заводские испытания (тестирование)</text:span></text:p>
            <text:p text:style-name="P16"><text:span text:style-name="T5">4. Документирование рабочего проекта</text:span></text:p>
            <text:p text:style-name="P17"><text:span text:style-name="T5"><text:s text:c="4"/></text:span><text:span text:style-name="T5">- спецификация оборудования</text:span></text:p>
            <text:p text:style-name="P17"><text:span text:style-name="T5"><text:s text:c="4"/></text:span><text:span text:style-name="T5">- ведомость потребности в материалах</text:span></text:p>
            <text:p text:style-name="P17"><text:span text:style-name="T5"><text:s text:c="4"/></text:span><text:span text:style-name="T5">- технологическая инструкция </text:span><text:span text:style-name="T13">(если требуется)</text:span></text:p>
            <text:p text:style-name="P17"><text:span text:style-name="T5"><text:s text:c="4"/></text:span><text:span text:style-name="T5">- руководство пользователя</text:span></text:p>
            <text:p text:style-name="P17"><text:span text:style-name="T5"><text:s text:c="4"/></text:span><text:span text:style-name="T5">- инструкция по эксплуатации системы</text:span></text:p>
            <text:p text:style-name="P17"><text:span text:style-name="T5"><text:s text:c="4"/></text:span><text:span text:style-name="T5">- программа и методика испытаний</text:span></text:p>
            <text:p text:style-name="P17"><text:span text:style-name="T9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ОСНОВНЫЕ ЭТАПЫ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</draw:page>
      <draw:page draw:name="ОСНОВНЫЕ ЭТАПЫ (3)" draw:style-name="dp1" draw:master-page-name="Обычный">
        <draw:frame draw:style-name="gr23" draw:text-style-name="P19" draw:layer="layout" svg:width="19cm" svg:height="13.88cm" svg:x="1cm" svg:y="3.051cm">
          <draw:text-box>
            <text:p text:style-name="P17"><text:span text:style-name="T9">ИНТЕГРАЦИЯ / ВВОД В ЭКСПЛУАТАЦИЮ</text:span></text:p>
            <text:p text:style-name="P17"><text:span text:style-name="T10">1. Подготовительные мероприятия</text:span></text:p>
            <text:p text:style-name="P17"><text:span text:style-name="T10"><text:s text:c="4"/></text:span><text:span text:style-name="T10">- план-график работ</text:span></text:p>
            <text:p text:style-name="P17"><text:span text:style-name="T10"><text:s text:c="4"/></text:span><text:span text:style-name="T10">- программа работ</text:span></text:p>
            <text:p text:style-name="P17"><text:span text:style-name="T10"><text:s text:c="4"/></text:span><text:span text:style-name="T10">- протокол испытаний</text:span></text:p>
            <text:p text:style-name="P17"><text:span text:style-name="T10"><text:s text:c="4"/></text:span><text:span text:style-name="T10">- протокол согласования </text:span><text:span text:style-name="T11">(если требуется)</text:span></text:p>
            <text:p text:style-name="P17"><text:span text:style-name="T10"><text:s text:c="4"/></text:span><text:span text:style-name="T10">- приказ о проведении работ</text:span></text:p>
            <text:p text:style-name="P17"><text:span text:style-name="T10"><text:s text:c="4"/></text:span><text:span text:style-name="T10">- приказ о составе приемочной комиссии</text:span></text:p>
            <text:p text:style-name="P17"><text:span text:style-name="T10">2. Поставка оборудования и передача его на хранение</text:span></text:p>
            <text:p text:style-name="P17"><text:span text:style-name="T10"><text:s text:c="4"/></text:span><text:span text:style-name="T10">- акт приемо-передачи</text:span></text:p>
            <text:p text:style-name="P17"><text:span text:style-name="T10">3. Монтажные работы, Шэф-монтаж (авторский надзор)</text:span></text:p>
            <text:p text:style-name="P17"><text:span text:style-name="T10">4. Пуско-наладочные работы (ПНР)</text:span></text:p>
            <text:p text:style-name="P17"><text:span text:style-name="T10">5. Испытания</text:span></text:p>
            <text:p text:style-name="P17"><text:span text:style-name="T10">6. Обучение персонала</text:span></text:p>
            <text:p text:style-name="P17"><text:span text:style-name="T10">7. Пробная эксплуатация</text:span></text:p>
            <text:p text:style-name="P17"><text:span text:style-name="T10">8. Актирование</text:span></text:p>
            <text:p text:style-name="P17"><text:span text:style-name="T10"><text:s text:c="4"/></text:span><text:span text:style-name="T10">- акт завершения работ</text:span></text:p>
            <text:p text:style-name="P17"><text:span text:style-name="T10"><text:s text:c="4"/></text:span><text:span text:style-name="T10">- акт приемки в опытную эксплуатацию</text:span></text:p>
            <text:p text:style-name="P17"><text:span text:style-name="T10"><text:s text:c="4"/></text:span><text:span text:style-name="T10">- акт приемки в промышленную эксплуатацию</text:span></text:p>
            <text:p text:style-name="P17"><text:span text:style-name="T10"/></text:p>
            <text:p text:style-name="P17"><text:span text:style-name="T9">СОПРОВОЖДЕНИЕ</text:span></text:p>
            <text:p text:style-name="P17"><text:span text:style-name="T10">1. Гарантийное сервисное обслужвание</text:span></text:p>
            <text:p text:style-name="P17"><text:span text:style-name="T10">2. Постгарантийное сервисное обслуживание</text:span></text:p>
            <text:p text:style-name="P17"><text:span text:style-name="T10">3. Модернизация</text:span></text:p>
            <text:p text:style-name="P17"><text:span text:style-name="T16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ОСНОВНЫЕ ЭТАПЫ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</draw:page>
      <draw:page draw:name="ОСНОВНЫЕ МОДЕЛИ" draw:style-name="dp1" draw:master-page-name="Обычный">
        <draw:frame draw:style-name="gr24" draw:text-style-name="P19" draw:layer="layout" svg:width="19cm" svg:height="10.61cm" svg:x="1cm" svg:y="3.151cm">
          <draw:text-box>
            <text:p text:style-name="P17"><text:span text:style-name="T17">Waterfall Model</text:span></text:p>
            <text:list text:style-name="L3">
              <text:list-item>
                <text:p text:style-name="P17"><text:span text:style-name="T18">каскадная модель, или «водопад»</text:span></text:p>
                <text:list>
                  <text:list-header>
                    <text:p text:style-name="P17"><text:span text:style-name="T18"/></text:p>
                  </text:list-header>
                </text:list>
              </text:list-item>
            </text:list>
            <text:p text:style-name="P17"><text:span text:style-name="T17">V-model</text:span></text:p>
            <text:list text:continue-numbering="true" text:style-name="L3">
              <text:list-item>
                <text:p text:style-name="P17"><text:span text:style-name="T18">V-образная модель, разработка через тестирование</text:span></text:p>
                <text:list>
                  <text:list-header>
                    <text:p text:style-name="P17"><text:span text:style-name="T18"/></text:p>
                  </text:list-header>
                </text:list>
              </text:list-item>
            </text:list>
            <text:p text:style-name="P17"><text:span text:style-name="T17">Incremental Model</text:span></text:p>
            <text:list text:continue-numbering="true" text:style-name="L3">
              <text:list-item>
                <text:p text:style-name="P17"><text:span text:style-name="T18">инкрементная / итеративная модель</text:span></text:p>
                <text:list>
                  <text:list-header>
                    <text:p text:style-name="P17"><text:span text:style-name="T18"/></text:p>
                  </text:list-header>
                </text:list>
              </text:list-item>
            </text:list>
            <text:p text:style-name="P17"><text:span text:style-name="T18">Chaos Model</text:span></text:p>
            <text:list text:continue-numbering="true" text:style-name="L3">
              <text:list-item>
                <text:p text:style-name="P17"><text:span text:style-name="T18">модель хаоса</text:span></text:p>
                <text:list>
                  <text:list-header>
                    <text:p text:style-name="P17"><text:span text:style-name="T18"/></text:p>
                  </text:list-header>
                </text:list>
              </text:list-item>
            </text:list>
            <text:p text:style-name="P17"><text:span text:style-name="T18">Prototype Model</text:span></text:p>
            <text:list text:continue-numbering="true" text:style-name="L3">
              <text:list-item>
                <text:p text:style-name="P17"><text:span text:style-name="T18">прототипная модель</text:span></text:p>
              </text:list-item>
            </text:list>
            <text:p text:style-name="P17"><text:span text:style-name="T18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ОСНОВНЫЕ МОДЕЛИ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</draw:page>
      <draw:page draw:name="КАСКАДНАЯ МОДЕЛЬ" draw:style-name="dp1" draw:master-page-name="Обычный">
        <draw:frame draw:style-name="gr25" draw:text-style-name="P19" draw:layer="layout" svg:width="19cm" svg:height="1.341cm" svg:x="1cm" svg:y="3.151cm">
          <draw:text-box>
            <text:p text:style-name="P17"><text:span text:style-name="T17">Waterfall Model</text:span></text:p>
            <text:list text:style-name="L3">
              <text:list-item>
                <text:p text:style-name="P17"><text:span text:style-name="T19">каскадная модель, или «водопад»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6" draw:text-style-name="P15" xml:id="id1" draw:id="id1" draw:layer="layout" svg:width="5.5cm" svg:height="0.725cm" svg:x="1.525cm" svg:y="5.954cm">
          <draw:text-box>
            <text:p text:style-name="P9"><text:span text:style-name="T8">ЗАДАНИЕ</text:span></text:p>
          </draw:text-box>
        </draw:frame>
        <draw:frame draw:style-name="gr26" draw:text-style-name="P15" xml:id="id2" draw:id="id2" draw:layer="layout" svg:width="5.5cm" svg:height="0.725cm" svg:x="4.626cm" svg:y="7.056cm">
          <draw:text-box>
            <text:p text:style-name="P9"><text:span text:style-name="T8">ПРОЕКТИРОВАНИЕ</text:span></text:p>
          </draw:text-box>
        </draw:frame>
        <draw:frame draw:style-name="gr26" draw:text-style-name="P15" xml:id="id3" draw:id="id3" draw:layer="layout" svg:width="5.5cm" svg:height="0.725cm" svg:x="7.726cm" svg:y="8.158cm">
          <draw:text-box>
            <text:p text:style-name="P9"><text:span text:style-name="T8">РАЗРАБОТКА</text:span></text:p>
          </draw:text-box>
        </draw:frame>
        <draw:frame draw:style-name="gr26" draw:text-style-name="P15" xml:id="id4" draw:id="id4" draw:layer="layout" svg:width="5.5cm" svg:height="0.725cm" svg:x="10.727cm" svg:y="9.259cm">
          <draw:text-box>
            <text:p text:style-name="P9"><text:span text:style-name="T8">ИНТЕГРАЦИЯ</text:span></text:p>
          </draw:text-box>
        </draw:frame>
        <draw:frame draw:style-name="gr27" draw:text-style-name="P19" draw:layer="layout" svg:width="19cm" svg:height="15.511cm" svg:x="1cm" svg:y="11.952cm">
          <draw:text-box>
            <text:p text:style-name="P17"><text:span text:style-name="T17">Особенности</text:span></text:p>
            <text:list text:style-name="L3">
              <text:list-item>
                <text:p text:style-name="P17"><text:span text:style-name="T19">поэтапная разработка</text:span></text:p>
              </text:list-item>
              <text:list-item>
                <text:p text:style-name="P17"><text:span text:style-name="T19">каждая последующая стадия начинается после того, как закончена предыдущая</text:span></text:p>
              </text:list-item>
            </text:list>
            <text:p text:style-name="P17"><text:span text:style-name="T19"/></text:p>
            <text:p text:style-name="P17"><text:span text:style-name="T17">Преимущества</text:span></text:p>
            <text:list text:continue-numbering="true" text:style-name="L3">
              <text:list-item>
                <text:p text:style-name="P17"><text:span text:style-name="T19">простой контроль разработки</text:span></text:p>
                <text:p text:style-name="P17"><text:span text:style-name="T19">+ заказчик знает текущее состояние и может управлять сроками и стоимостью</text:span></text:p>
              </text:list-item>
              <text:list-item>
                <text:p text:style-name="P17"><text:span text:style-name="T19">стоимость и сроки разработки известны </text:span></text:p>
                <text:p text:style-name="P17"><text:span text:style-name="T19">(все шаги запланированы на этапе согласования)</text:span></text:p>
              </text:list-item>
            </text:list>
            <text:p text:style-name="P17"><text:span text:style-name="T19"/></text:p>
            <text:p text:style-name="P17"><text:span text:style-name="T17">Недостатки</text:span></text:p>
            <text:list text:continue-numbering="true" text:style-name="L3">
              <text:list-item>
                <text:p text:style-name="P17"><text:span text:style-name="T19">наличие ошибок / недочетов в задании (требованиях) влечет за собой:</text:span></text:p>
                <text:p text:style-name="P17"><text:span text:style-name="T19">- увеличение сроков разработки</text:span></text:p>
                <text:p text:style-name="P17"><text:span text:style-name="T19">- удорожание разработки</text:span></text:p>
              </text:list-item>
              <text:list-item>
                <text:p text:style-name="P17"><text:span text:style-name="T19">велика вероятность того, что итоговый результат не устроит заказчика</text:span></text:p>
                <text:p text:style-name="P17"><text:span text:style-name="T19">- заказчик видит общий результат только в конце разработки</text:span></text:p>
              </text:list-item>
            </text:list>
            <text:p text:style-name="P17"><text:span text:style-name="T19"/></text:p>
            <text:p text:style-name="P17"><text:span text:style-name="T20">Данная модель подходит для проектов</text:span><text:span text:style-name="T19"> отраслей, где сформирована обширная база знаний: технических заданий, решений, спецификаций, СНиП и т. п. (например, военно-промышленная, космичекская, медицинская отрасли) — на основе которых можно написать требования к новому проекту.</text:span></text:p>
            <text:p text:style-name="P17"><text:span text:style-name="T19"/></text:p>
            <text:p text:style-name="P17"><text:span text:style-name="T19">Основная задача при работе с данной моделью — это написать подробные требования к разработке (задание). На этапах интеграции и сопровождения не должно выясниться, что в них есть ошибки, влияющие на весь проект.</text:span></text:p>
            <text:p text:style-name="P17"><text:span text:style-name="T19"/></text:p>
            <text:p text:style-name="P17"><text:span text:style-name="T19">Если все делать правильно, то данная модель является наиболее быстрой и простой.</text:span></text:p>
            <text:p text:style-name="P17"><text:span text:style-name="T19">Применяется уже почти полвека, с 1970-х годов.</text:span></text:p>
          </draw:text-box>
        </draw:frame>
        <draw:frame draw:style-name="gr26" draw:text-style-name="P15" xml:id="id5" draw:id="id5" draw:layer="layout" svg:width="5.778cm" svg:height="0.725cm" svg:x="13.642cm" svg:y="10.336cm">
          <draw:text-box>
            <text:p text:style-name="P9"><text:span text:style-name="T8">тестирование</text:span></text:p>
          </draw:text-box>
        </draw:frame>
        <draw:connector draw:style-name="gr28" draw:text-style-name="P14" draw:layer="layout" draw:type="curve" svg:x1="7.025cm" svg:y1="6.316cm" svg:x2="7.376cm" svg:y2="7.056cm" draw:start-shape="id1" draw:start-glue-point="1" draw:end-shape="id2" draw:end-glue-point="0" svg:d="M7025 6316c234 0 351 246 351 740" svg:viewBox="0 0 352 741">
          <text:p/>
        </draw:connector>
        <draw:connector draw:style-name="gr29" draw:text-style-name="P14" draw:layer="layout" draw:type="curve" svg:x1="10.126cm" svg:y1="7.418cm" svg:x2="10.476cm" svg:y2="8.158cm" draw:start-shape="id2" draw:start-glue-point="1" draw:end-shape="id3" draw:end-glue-point="0" svg:d="M10126 7418c234 0 350 246 350 740" svg:viewBox="0 0 351 741">
          <text:p/>
        </draw:connector>
        <draw:connector draw:style-name="gr30" draw:text-style-name="P14" draw:layer="layout" draw:type="curve" svg:x1="13.226cm" svg:y1="8.52cm" svg:x2="13.477cm" svg:y2="9.259cm" draw:start-shape="id3" draw:start-glue-point="1" draw:end-shape="id4" draw:end-glue-point="0" svg:d="M13226 8520c168 0 251 246 251 739" svg:viewBox="0 0 252 740">
          <text:p/>
        </draw:connector>
        <draw:connector draw:style-name="gr31" draw:text-style-name="P14" draw:layer="layout" draw:type="curve" svg:x1="16.227cm" svg:y1="9.621cm" svg:x2="16.531cm" svg:y2="10.336cm" draw:start-shape="id4" draw:start-glue-point="1" draw:end-shape="id5" draw:end-glue-point="0" svg:d="M16227 9621c203 0 304 238 304 715" svg:viewBox="0 0 305 716">
          <text:p/>
        </draw:connector>
        <draw:frame draw:style-name="gr9" draw:text-style-name="P20" draw:layer="layout" svg:width="3.134cm" svg:height="0.725cm" svg:x="1.467cm" svg:y="5.103cm">
          <draw:text-box>
            <text:p text:style-name="P1"><text:span text:style-name="T21">начало</text:span></text:p>
          </draw:text-box>
        </draw:frame>
        <draw:frame draw:style-name="gr9" draw:text-style-name="P22" draw:layer="layout" svg:width="3.134cm" svg:height="0.725cm" svg:x="16.416cm" svg:y="11.165cm">
          <draw:text-box>
            <text:p text:style-name="P21"><text:span text:style-name="T21">конец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КАСКАДНАЯ МОДЕЛЬ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</draw:page>
      <draw:page draw:name="V-ОБРАЗНАЯ МОДЕЛЬ" draw:style-name="dp1" draw:master-page-name="Обычный">
        <draw:frame draw:style-name="gr32" draw:text-style-name="P19" draw:layer="layout" svg:width="19cm" svg:height="1.886cm" svg:x="1cm" svg:y="3.151cm">
          <draw:text-box>
            <text:p text:style-name="P17"><text:span text:style-name="T17">V-model</text:span></text:p>
            <text:list text:style-name="L3">
              <text:list-item>
                <text:p text:style-name="P17"><text:span text:style-name="T19">V-образная модель, разработка через тестирование (верификация / валидация)</text:span></text:p>
              </text:list-item>
            </text:list>
            <text:p text:style-name="P17"><text:span text:style-name="T19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3" draw:text-style-name="P23" xml:id="id6" draw:id="id6" draw:layer="layout" svg:width="5.5cm" svg:height="0.725cm" svg:x="1.887cm" svg:y="6.429cm">
          <draw:text-box>
            <text:p text:style-name="P9"><text:span text:style-name="T8">ЗАДАНИЕ</text:span></text:p>
          </draw:text-box>
        </draw:frame>
        <draw:frame draw:style-name="gr34" draw:text-style-name="P23" xml:id="id7" draw:id="id7" draw:layer="layout" svg:width="5.5cm" svg:height="1.199cm" svg:x="2.221cm" svg:y="7.757cm">
          <draw:text-box>
            <text:p text:style-name="P9"><text:span text:style-name="T8">ПРОЕКТИРОВАНИЕ</text:span></text:p>
            <text:p text:style-name="P9"><text:span text:style-name="T8">архитектуры</text:span></text:p>
          </draw:text-box>
        </draw:frame>
        <draw:frame draw:style-name="gr34" draw:text-style-name="P23" xml:id="id8" draw:id="id8" draw:layer="layout" svg:width="5.5cm" svg:height="1.199cm" svg:x="2.621cm" svg:y="9.984cm">
          <draw:text-box>
            <text:p text:style-name="P9"><text:span text:style-name="T8">ПРОЕКТИРОВАНИЕ</text:span></text:p>
            <text:p text:style-name="P9"><text:span text:style-name="T8">детальное</text:span></text:p>
          </draw:text-box>
        </draw:frame>
        <draw:frame draw:style-name="gr26" draw:text-style-name="P15" xml:id="id9" draw:id="id9" draw:layer="layout" svg:width="5.5cm" svg:height="0.725cm" svg:x="7.558cm" svg:y="12.074cm">
          <draw:text-box>
            <text:p text:style-name="P9"><text:span text:style-name="T8">РАЗРАБОТКА</text:span></text:p>
          </draw:text-box>
        </draw:frame>
        <draw:frame draw:style-name="gr34" draw:text-style-name="P23" xml:id="id10" draw:id="id10" draw:layer="layout" svg:width="5.5cm" svg:height="1.199cm" svg:x="12.427cm" svg:y="9.986cm">
          <draw:text-box>
            <text:p text:style-name="P9"><text:span text:style-name="T8">Модульное тестирование</text:span></text:p>
          </draw:text-box>
        </draw:frame>
        <draw:frame draw:style-name="gr34" draw:text-style-name="P23" xml:id="id11" draw:id="id11" draw:layer="layout" svg:width="5.5cm" svg:height="1.199cm" svg:x="12.79cm" svg:y="7.762cm">
          <draw:text-box>
            <text:p text:style-name="P9"><text:span text:style-name="T8">Интеграционное тестирование</text:span></text:p>
          </draw:text-box>
        </draw:frame>
        <draw:frame draw:style-name="gr34" draw:text-style-name="P23" xml:id="id12" draw:id="id12" draw:layer="layout" svg:width="5.5cm" svg:height="1.199cm" svg:x="13.39cm" svg:y="6.211cm">
          <draw:text-box>
            <text:p text:style-name="P9"><text:span text:style-name="T8">Приемосдаточное тестирование</text:span></text:p>
          </draw:text-box>
        </draw:frame>
        <draw:connector draw:style-name="gr35" draw:text-style-name="P14" draw:layer="layout" draw:type="curve" svg:x1="1.887cm" svg:y1="6.791cm" svg:x2="2.221cm" svg:y2="8.356cm" draw:start-shape="id6" draw:start-glue-point="3" draw:end-shape="id7" draw:end-glue-point="3" svg:d="M1887 6791c-751 0-918 1565 334 1565" svg:viewBox="0 0 920 1566">
          <text:p/>
        </draw:connector>
        <draw:connector draw:style-name="gr36" draw:text-style-name="P14" draw:layer="layout" draw:type="curve" svg:x1="2.221cm" svg:y1="8.356cm" svg:x2="2.621cm" svg:y2="10.583cm" draw:start-shape="id7" draw:start-glue-point="3" draw:end-shape="id8" draw:end-glue-point="3" svg:d="M2221 8356c-751 0-951 2227 400 2227" svg:viewBox="0 0 991 2228">
          <text:p/>
        </draw:connector>
        <draw:connector draw:style-name="gr37" draw:text-style-name="P14" draw:layer="layout" draw:type="curve" svg:x1="5.371cm" svg:y1="11.183cm" svg:x2="7.558cm" svg:y2="12.436cm" draw:start-shape="id8" draw:start-glue-point="2" draw:end-shape="id9" draw:end-glue-point="3" svg:d="M5371 11183c0 836 729 1253 2187 1253" svg:viewBox="0 0 2188 1254">
          <text:p/>
        </draw:connector>
        <draw:connector draw:style-name="gr38" draw:text-style-name="P14" draw:layer="layout" draw:type="curve" svg:x1="13.058cm" svg:y1="12.436cm" svg:x2="15.177cm" svg:y2="11.185cm" draw:start-shape="id9" draw:start-glue-point="1" draw:end-shape="id10" draw:end-glue-point="2" svg:d="M13058 12436c1413 0 2119-417 2119-1251" svg:viewBox="0 0 2120 1252">
          <text:p/>
        </draw:connector>
        <draw:connector draw:style-name="gr39" draw:text-style-name="P14" draw:layer="layout" draw:type="curve" svg:x1="17.927cm" svg:y1="10.585cm" svg:x2="18.29cm" svg:y2="8.361cm" draw:start-shape="id10" draw:start-glue-point="1" draw:end-shape="id11" draw:end-glue-point="1" svg:d="M17927 10585c1296 0 1114-2224 363-2224" svg:viewBox="0 0 952 2225">
          <text:p/>
        </draw:connector>
        <draw:connector draw:style-name="gr40" draw:text-style-name="P14" draw:layer="layout" draw:type="curve" svg:x1="18.29cm" svg:y1="8.361cm" svg:x2="18.89cm" svg:y2="6.81cm" draw:start-shape="id11" draw:start-glue-point="1" draw:end-shape="id12" draw:end-glue-point="1" svg:d="M18290 8361c1651 0 1351-1551 600-1551" svg:viewBox="0 0 1205 1552">
          <text:p/>
        </draw:connector>
        <draw:connector draw:style-name="gr41" draw:text-style-name="P14" draw:layer="layout" draw:type="line" svg:x1="7.387cm" svg:y1="6.791cm" svg:x2="13.39cm" svg:y2="6.81cm" draw:start-shape="id6" draw:start-glue-point="1" draw:end-shape="id12" draw:end-glue-point="3" svg:d="M7387 6791l6003 19" svg:viewBox="0 0 6004 20">
          <text:p/>
        </draw:connector>
        <draw:connector draw:style-name="gr41" draw:text-style-name="P14" draw:layer="layout" draw:type="line" svg:x1="7.721cm" svg:y1="8.356cm" svg:x2="12.79cm" svg:y2="8.361cm" draw:start-shape="id7" draw:start-glue-point="1" draw:end-shape="id11" draw:end-glue-point="3" svg:d="M7721 8356l5069 5" svg:viewBox="0 0 5070 6">
          <text:p/>
        </draw:connector>
        <draw:connector draw:style-name="gr41" draw:text-style-name="P14" draw:layer="layout" draw:type="line" svg:x1="8.121cm" svg:y1="10.583cm" svg:x2="12.427cm" svg:y2="10.585cm" draw:start-shape="id8" draw:start-glue-point="1" draw:end-shape="id10" draw:end-glue-point="3" svg:d="M8121 10583l4306 2" svg:viewBox="0 0 4307 3">
          <text:p/>
        </draw:connector>
        <draw:frame draw:style-name="gr42" draw:text-style-name="P19" draw:layer="layout" svg:width="19cm" svg:height="13.331cm" svg:x="1cm" svg:y="13.953cm">
          <draw:text-box>
            <text:p text:style-name="P17"><text:span text:style-name="T17">Особенности</text:span></text:p>
            <text:list text:style-name="L3">
              <text:list-item>
                <text:p text:style-name="P17"><text:span text:style-name="T19">усовершенствованная каскадная модель</text:span></text:p>
              </text:list-item>
              <text:list-item>
                <text:p text:style-name="P17"><text:span text:style-name="T19">на каждом этапе проектирования составляется отдельный план тестирования</text:span></text:p>
                <text:p text:style-name="P17"><text:span text:style-name="T19">(при разработке планов тестирования могут проводиться исследования, опросы и т.п.)</text:span></text:p>
              </text:list-item>
              <text:list-item>
                <text:p text:style-name="P17"><text:span text:style-name="T19">после окончания проектирования начинается разработка</text:span></text:p>
              </text:list-item>
              <text:list-item>
                <text:p text:style-name="P17"><text:span text:style-name="T19">после разработки начинается тестирование:</text:span></text:p>
                <text:p text:style-name="P17"><text:span text:style-name="T19">- модульное (проверка каждого модуля отдельно)</text:span></text:p>
                <text:p text:style-name="P17"><text:span text:style-name="T19">- интеграционное (проверка работы отдельных групп модулей и комплекса вцелом)</text:span></text:p>
                <text:p text:style-name="P17"><text:span text:style-name="T19">- приемостадаточное (проверка работы проекта в соответствие с заданием)</text:span></text:p>
                <text:p text:style-name="P17"><text:span text:style-name="T19"/></text:p>
              </text:list-item>
            </text:list>
            <text:p text:style-name="P17"><text:span text:style-name="T17">Преимущества</text:span></text:p>
            <text:list text:continue-numbering="true" text:style-name="L3">
              <text:list-item>
                <text:p text:style-name="P17"><text:span text:style-name="T19">наследуются от каскадной модели</text:span></text:p>
              </text:list-item>
              <text:list-item>
                <text:p text:style-name="P17"><text:span text:style-name="T19">выявление отклонений и рисков в проекте на ранних стадиях (при проектировании)</text:span></text:p>
              </text:list-item>
              <text:list-item>
                <text:p text:style-name="P17"><text:span text:style-name="T19">уменьшение времени и стоимости разработки</text:span></text:p>
              </text:list-item>
              <text:list-item>
                <text:p text:style-name="P17"><text:span text:style-name="T19">повышение качества коммуникаций между участниками проекта</text:span></text:p>
                <text:p text:style-name="P17"><text:span text:style-name="T19">(в проектировании задействованы специалисты тестировщики, наладчики)</text:span></text:p>
              </text:list-item>
            </text:list>
            <text:p text:style-name="P17"><text:span text:style-name="T19"/></text:p>
            <text:p text:style-name="P17"><text:span text:style-name="T17">Недостатки</text:span></text:p>
            <text:list text:continue-numbering="true" text:style-name="L3">
              <text:list-item>
                <text:p text:style-name="P17"><text:span text:style-name="T19">наследуются от каскадной модели</text:span></text:p>
              </text:list-item>
            </text:list>
            <text:p text:style-name="P17"><text:span text:style-name="T19"/></text:p>
            <text:p text:style-name="P17"><text:span text:style-name="T19">Данная модель требует высокого уровня подготовки сотрудников и подходит для проектов, в которых важна надежность и цена ошибки очень высока.</text:span></text:p>
            <text:p text:style-name="P17"><text:span text:style-name="T19"/></text:p>
            <text:p text:style-name="P17"><text:span text:style-name="T19">Концепция V-образной модели была разработана в 1980-х годах.</text:span></text:p>
          </draw:text-box>
        </draw:frame>
        <draw:frame draw:style-name="gr9" draw:text-style-name="P24" draw:layer="layout" svg:width="5.371cm" svg:height="0.725cm" svg:x="7.731cm" svg:y="6.163cm">
          <draw:text-box>
            <text:p text:style-name="P9"><text:span text:style-name="T21">план тестирования</text:span></text:p>
          </draw:text-box>
        </draw:frame>
        <draw:frame draw:style-name="gr9" draw:text-style-name="P24" draw:layer="layout" svg:width="5.371cm" svg:height="0.725cm" svg:x="7.602cm" svg:y="7.738cm">
          <draw:text-box>
            <text:p text:style-name="P9"><text:span text:style-name="T21">план тестирования</text:span></text:p>
          </draw:text-box>
        </draw:frame>
        <draw:frame draw:style-name="gr9" draw:text-style-name="P24" draw:layer="layout" svg:width="5.371cm" svg:height="0.725cm" svg:x="7.603cm" svg:y="9.935cm">
          <draw:text-box>
            <text:p text:style-name="P9"><text:span text:style-name="T21">план тестирования</text:span></text:p>
          </draw:text-box>
        </draw:frame>
        <draw:frame draw:style-name="gr33" draw:text-style-name="P23" draw:layer="layout" svg:width="5.5cm" svg:height="0.725cm" svg:x="12.779cm" svg:y="8.956cm">
          <draw:text-box>
            <text:p text:style-name="P9"><text:span text:style-name="T8">ИНТЕГРАЦИЯ</text:span></text:p>
          </draw:text-box>
        </draw:frame>
        <draw:frame draw:style-name="gr9" draw:text-style-name="P20" draw:layer="layout" svg:width="3.134cm" svg:height="0.725cm" svg:x="1.79cm" svg:y="5.604cm">
          <draw:text-box>
            <text:p text:style-name="P1"><text:span text:style-name="T21">начало</text:span></text:p>
          </draw:text-box>
        </draw:frame>
        <draw:frame draw:style-name="gr9" draw:text-style-name="P22" draw:layer="layout" svg:width="3.134cm" svg:height="0.725cm" svg:x="15.837cm" svg:y="5.392cm">
          <draw:text-box>
            <text:p text:style-name="P21"><text:span text:style-name="T21">конец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V-ОБРАЗНАЯ МОДЕЛЬ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</draw:page>
      <draw:page draw:name="ИНКРЕМЕНТАЛЬНАЯ МОДЕЛЬ" draw:style-name="dp1" draw:master-page-name="Обычный">
        <draw:frame draw:style-name="gr43" draw:text-style-name="P19" draw:layer="layout" svg:width="19cm" svg:height="1.886cm" svg:x="1cm" svg:y="3.151cm">
          <draw:text-box>
            <text:p text:style-name="P17"><text:span text:style-name="T17">Incremental Model</text:span></text:p>
            <text:list text:style-name="L3">
              <text:list-item>
                <text:p text:style-name="P17"><text:span text:style-name="T19">инкрементная / итеративная модель</text:span></text:p>
              </text:list-item>
            </text:list>
            <text:p text:style-name="P17"><text:span text:style-name="T19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4" draw:text-style-name="P19" draw:layer="layout" svg:width="19cm" svg:height="12.241cm" svg:x="1cm" svg:y="14.653cm">
          <draw:text-box>
            <text:p text:style-name="P17"><text:span text:style-name="T17">Особенности</text:span></text:p>
            <text:list text:style-name="L3">
              <text:list-item>
                <text:p text:style-name="P17"><text:span text:style-name="T19">модель работает по частям</text:span></text:p>
              </text:list-item>
              <text:list-item>
                <text:p text:style-name="P17"><text:span text:style-name="T19">начинается с задания (начальное задание)</text:span></text:p>
              </text:list-item>
              <text:list-item>
                <text:p text:style-name="P17"><text:span text:style-name="T19">проект разрабатывается по частям (версиям, итерациям)</text:span></text:p>
              </text:list-item>
              <text:list-item>
                <text:p text:style-name="P17"><text:span text:style-name="T19">переход от одной версии к другой можно трактовать как модернизацию</text:span></text:p>
              </text:list-item>
              <text:list-item>
                <text:p text:style-name="P17"><text:span text:style-name="T19">модернизация может выполняться на этапе сопровождения</text:span></text:p>
                <text:p text:style-name="P17"><text:span text:style-name="T19">(заказчику сдается стартовый рабочий проект, который эксплуатируется N-количество времени; далее заказчик принимает решение — развиваить / модернизировать проект далее или оставить все как есть и завершить разработку)</text:span></text:p>
                <text:p text:style-name="P17"><text:span text:style-name="T19"/></text:p>
              </text:list-item>
            </text:list>
            <text:p text:style-name="P17"><text:span text:style-name="T17">Преимущества</text:span></text:p>
            <text:list text:continue-numbering="true" text:style-name="L3">
              <text:list-item>
                <text:p text:style-name="P17"><text:span text:style-name="T19">возможны малые вложения на каждой итерации</text:span></text:p>
              </text:list-item>
              <text:list-item>
                <text:p text:style-name="P17"><text:span text:style-name="T19">возможно быстрая обратная связь по результатам эксплуатации</text:span></text:p>
                <text:p text:style-name="P17"><text:span text:style-name="T19">(можно оперативно обновить задание и доработать проект)</text:span></text:p>
              </text:list-item>
              <text:list-item>
                <text:p text:style-name="P17"><text:span text:style-name="T19">ошибки обходятся дешевле</text:span></text:p>
              </text:list-item>
              <text:list-item>
                <text:p text:style-name="P17"><text:span text:style-name="T19">эффективное использование накопленного опыта</text:span></text:p>
              </text:list-item>
              <text:list-item>
                <text:p text:style-name="P17"><text:span text:style-name="T19">модернизация может выполняться без остановки эксплуатации</text:span></text:p>
              </text:list-item>
            </text:list>
            <text:p text:style-name="P17"><text:span text:style-name="T19"/></text:p>
            <text:p text:style-name="P17"><text:span text:style-name="T19">Данная модель подходит для проектов, которые необходимо быстро запустить и для которых допускается модернизация (например, для устранения ошибок).</text:span></text:p>
            <text:p text:style-name="P17"><text:span text:style-name="T19"/></text:p>
            <text:p text:style-name="P17"><text:span text:style-name="T19">Концепция инкременальной модели была разработана в 1930-х годах.</text:span></text:p>
          </draw:text-box>
        </draw:frame>
        <draw:frame draw:style-name="gr33" draw:text-style-name="P23" xml:id="id13" draw:id="id13" draw:layer="layout" svg:width="4.256cm" svg:height="0.725cm" svg:x="1.529cm" svg:y="6.295cm">
          <draw:text-box>
            <text:p text:style-name="P9"><text:span text:style-name="T8">ЗАДАНИЕ</text:span></text:p>
          </draw:text-box>
        </draw:frame>
        <draw:frame draw:style-name="gr26" draw:text-style-name="P15" xml:id="id14" draw:id="id14" draw:layer="layout" svg:width="5.5cm" svg:height="0.725cm" svg:x="4.727cm" svg:y="8.484cm">
          <draw:text-box>
            <text:p text:style-name="P9"><text:span text:style-name="T8">ПРОЕКТИРОВАНИЕ</text:span></text:p>
          </draw:text-box>
        </draw:frame>
        <draw:frame draw:style-name="gr26" draw:text-style-name="P15" xml:id="id15" draw:id="id15" draw:layer="layout" svg:width="5.5cm" svg:height="0.725cm" svg:x="11.116cm" svg:y="8.492cm">
          <draw:text-box>
            <text:p text:style-name="P9"><text:span text:style-name="T8">РАЗРАБОТКА</text:span></text:p>
          </draw:text-box>
        </draw:frame>
        <draw:frame draw:style-name="gr26" draw:text-style-name="P15" xml:id="id17" draw:id="id17" draw:layer="layout" svg:width="5.5cm" svg:height="0.725cm" svg:x="4.728cm" svg:y="11.085cm">
          <draw:text-box>
            <text:p text:style-name="P9"><text:span text:style-name="T8">тестирование</text:span></text:p>
          </draw:text-box>
        </draw:frame>
        <draw:frame draw:style-name="gr26" draw:text-style-name="P15" xml:id="id16" draw:id="id16" draw:layer="layout" svg:width="5.5cm" svg:height="0.725cm" svg:x="11.117cm" svg:y="11.093cm">
          <draw:text-box>
            <text:p text:style-name="P9"><text:span text:style-name="T8">ИНТЕГРАЦИЯ</text:span></text:p>
          </draw:text-box>
        </draw:frame>
        <draw:frame draw:style-name="gr45" draw:text-style-name="P15" xml:id="id19" draw:id="id19" draw:layer="layout" svg:width="5.821cm" svg:height="0.725cm" svg:x="7.687cm" svg:y="9.778cm">
          <draw:text-box>
            <text:p text:style-name="P9"><text:span text:style-name="T8">Проект версии N</text:span></text:p>
          </draw:text-box>
        </draw:frame>
        <draw:connector draw:style-name="gr46" draw:text-style-name="P14" draw:layer="layout" draw:type="curve" svg:x1="3.657cm" svg:y1="7.02cm" svg:x2="4.727cm" svg:y2="8.846cm" draw:start-shape="id13" draw:start-glue-point="2" draw:end-shape="id14" draw:end-glue-point="3" svg:d="M3657 7020c0 1218 356 1826 1070 1826" svg:viewBox="0 0 1071 1827">
          <text:p/>
        </draw:connector>
        <draw:connector draw:style-name="gr47" draw:text-style-name="P14" draw:layer="layout" draw:type="curve" draw:line-skew="-0.409cm" svg:x1="7.477cm" svg:y1="8.484cm" svg:x2="13.866cm" svg:y2="8.492cm" draw:start-shape="id14" draw:start-glue-point="0" draw:end-shape="id15" draw:end-glue-point="0" svg:d="M7477 8484c0-1365 6389-1369 6389 8" svg:viewBox="0 0 6390 1033">
          <text:p/>
        </draw:connector>
        <draw:connector draw:style-name="gr48" draw:text-style-name="P14" draw:layer="layout" draw:type="curve" svg:x1="16.616cm" svg:y1="8.854cm" svg:x2="16.617cm" svg:y2="11.455cm" draw:start-shape="id15" draw:start-glue-point="1" draw:end-shape="id16" draw:end-glue-point="1" svg:d="M16616 8854c753 0 752 2601 1 2601" svg:viewBox="0 0 566 2602">
          <text:p/>
        </draw:connector>
        <draw:connector draw:style-name="gr49" draw:text-style-name="P14" draw:layer="layout" draw:type="curve" draw:line-skew="0.342cm" svg:x1="13.867cm" svg:y1="11.818cm" svg:x2="7.478cm" svg:y2="11.81cm" draw:start-shape="id16" draw:start-glue-point="2" draw:end-shape="id17" draw:end-glue-point="2" svg:d="M13867 11818c0 1264-6389 1268-6389-8" svg:viewBox="0 0 6390 958">
          <text:p/>
        </draw:connector>
        <draw:connector draw:style-name="gr50" draw:text-style-name="P14" xml:id="id18" draw:id="id18" draw:layer="layout" draw:type="curve" draw:line-skew="-0.257cm" svg:x1="4.728cm" svg:y1="11.447cm" svg:x2="4.727cm" svg:y2="8.846cm" draw:start-shape="id17" draw:start-glue-point="3" draw:end-shape="id14" draw:end-glue-point="3" svg:d="M4728 11447c-1138 0-1138-2601-1-2601" svg:viewBox="0 0 855 2602">
          <text:p/>
        </draw:connector>
        <draw:frame draw:style-name="gr9" draw:text-style-name="P20" draw:layer="layout" svg:width="3.134cm" svg:height="0.725cm" svg:x="1.434cm" svg:y="5.449cm">
          <draw:text-box>
            <text:p text:style-name="P1"><text:span text:style-name="T21">начало</text:span></text:p>
          </draw:text-box>
        </draw:frame>
        <draw:frame draw:style-name="gr9" draw:text-style-name="P22" xml:id="id20" draw:id="id20" draw:layer="layout" svg:width="1.797cm" svg:height="0.725cm" svg:x="17.753cm" svg:y="13.066cm">
          <draw:text-box>
            <text:p text:style-name="P21"><text:span text:style-name="T21">конец</text:span></text:p>
          </draw:text-box>
        </draw:frame>
        <draw:connector draw:style-name="gr51" draw:text-style-name="P14" draw:layer="layout" draw:type="line" svg:x1="3.874cm" svg:y1="10.146cm" svg:x2="7.687cm" svg:y2="10.14cm" draw:start-shape="id18" draw:start-glue-point="0" draw:end-shape="id19" draw:end-glue-point="3" svg:d="M3874 10146l3813-6" svg:viewBox="0 0 3814 7">
          <text:p/>
        </draw:connector>
        <draw:connector draw:style-name="gr52" draw:text-style-name="P14" draw:layer="layout" draw:type="curve" svg:x1="13.508cm" svg:y1="10.14cm" svg:x2="18.651cm" svg:y2="13.066cm" draw:start-shape="id19" draw:start-glue-point="1" draw:end-shape="id20" draw:end-glue-point="0" svg:d="M13508 10140c3429 0 5143 975 5143 2926" svg:viewBox="0 0 5144 2927">
          <text:p/>
        </draw:connector>
        <draw:custom-shape draw:style-name="gr53" draw:text-style-name="P14" draw:layer="layout" svg:width="15.69cm" svg:height="6.5cm" svg:x="2.804cm" svg:y="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5" draw:layer="layout" svg:width="3.439cm" svg:height="0.725cm" svg:x="9.101cm" svg:y="13.262cm">
          <draw:text-box>
            <text:p text:style-name="P9"><text:span text:style-name="T22">итерац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ИНКРЕМЕНТАЛЬНАЯ МОДЕЛЬ</text:span></text:p>
          </draw:text-box>
        </draw:frame>
      </draw:page>
      <draw:page draw:name="ДОКУМЕНТАЦИЯ" draw:style-name="dp1" draw:master-page-name="Обычный">
        <draw:frame draw:style-name="gr54" draw:text-style-name="P18" draw:layer="layout" svg:width="19cm" svg:height="6.246cm" svg:x="1cm" svg:y="3.151cm">
          <draw:text-box>
            <text:list text:style-name="L1">
              <text:list-item>
                <text:p text:style-name="P16"><text:span text:style-name="T5">ГОСТы</text:span></text:p>
              </text:list-item>
              <text:list-item>
                <text:p text:style-name="P16"><text:span text:style-name="T5">Правила</text:span></text:p>
              </text:list-item>
              <text:list-item>
                <text:p text:style-name="P16"><text:span text:style-name="T5">Законы</text:span></text:p>
              </text:list-item>
              <text:list-item>
                <text:p text:style-name="P16"><text:span text:style-name="T5">Технические условия</text:span></text:p>
              </text:list-item>
              <text:list-item>
                <text:p text:style-name="P16"><text:span text:style-name="T5">Руководства</text:span></text:p>
              </text:list-item>
            </text:list>
            <text:p text:style-name="P16"><text:span text:style-name="T5"/></text:p>
            <text:p text:style-name="P16"><text:span text:style-name="T6">Для разработчиков электрической части системы (схемы и т. п.)</text:span></text:p>
            <text:list text:continue-numbering="true" text:style-name="L1">
              <text:list-item>
                <text:p text:style-name="P16"><text:span text:style-name="T5">Правила Устройства Электроустановок (ПУЭ)</text:span></text:p>
              </text:list-item>
            </text:list>
            <text:p text:style-name="P16"><text:span text:style-name="T5"/></text:p>
            <text:p text:style-name="P16"><text:span text:style-name="T6">Для разработчиков системы взрывоопасного объекта</text:span></text:p>
            <text:list text:continue-numbering="true" text:style-name="L1">
              <text:list-item>
                <text:p text:style-name="P16"><text:span text:style-name="T5">Соответствующие ГОСТы, законы и правила для проектирования таких объектов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custom-shape draw:style-name="gr55" draw:text-style-name="P27" xml:id="id21" draw:id="id21" draw:layer="layout" svg:width="17.75cm" svg:height="1.2cm" svg:x="1.75cm" svg:y="10.35cm">
          <text:p text:style-name="P26"><text:span text:style-name="T6">ПРОЕКТНАЯ ДОКУМЕНТАЦИЯ</text:span></text:p>
          <text:p text:style-name="P26"><text:span text:style-name="T14">ГОСТ 21.1101-2013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xml:id="id22" draw:id="id22" draw:layer="layout" svg:width="16.7cm" svg:height="2.183cm" svg:x="2.75cm" svg:y="12.25cm">
          <text:p text:style-name="P26"><text:span text:style-name="T6"><text:s/></text:span><text:span text:style-name="T6">- ИОС (РАЗДЕЛ 5)</text:span></text:p>
          <text:p text:style-name="P26"><text:span text:style-name="T5">Сведения об инженерном оборудовании, о сетях инженерно-технического обеспечения, перечень инженерно-технических мероприятий, содержание технологических решений</text:span></text:p>
          <draw:enhanced-geometry svg:viewBox="0 0 21600 21600" draw:type="rectangle" draw:enhanced-path="M 0 0 L 21600 0 21600 21600 0 21600 0 0 Z N"/>
        </draw:custom-shape>
        <draw:custom-shape draw:style-name="gr57" draw:text-style-name="P27" xml:id="id23" draw:id="id23" draw:layer="layout" svg:width="15.45cm" svg:height="1.7cm" svg:x="4cm" svg:y="15.15cm">
          <text:p text:style-name="P26"><text:span text:style-name="T6"><text:s/></text:span><text:span text:style-name="T6">-- АТХ</text:span></text:p>
          <text:p text:style-name="P26"><text:span text:style-name="T5">Автоматизация технологических процессов</text:span></text:p>
          <text:p text:style-name="P26"><text:span text:style-name="T5">ГОСТ 34.201-2020</text:span></text:p>
          <draw:enhanced-geometry svg:viewBox="0 0 21600 21600" draw:type="rectangle" draw:enhanced-path="M 0 0 L 21600 0 21600 21600 0 21600 0 0 Z N"/>
        </draw:custom-shape>
        <draw:connector draw:style-name="gr58" draw:text-style-name="P9" draw:layer="layout" draw:line-skew="0.073cm" svg:x1="1.75cm" svg:y1="10.95cm" svg:x2="2.75cm" svg:y2="13.341cm" draw:start-shape="id21" draw:start-glue-point="3" draw:end-shape="id22" draw:end-glue-point="3" svg:d="M1750 10950h-428v2391h1428" svg:viewBox="0 0 1429 2392">
          <text:p/>
        </draw:connector>
        <draw:connector draw:style-name="gr59" draw:text-style-name="P9" draw:layer="layout" svg:x1="2.75cm" svg:y1="13.341cm" svg:x2="4cm" svg:y2="16cm" draw:start-shape="id22" draw:start-glue-point="3" draw:end-shape="id23" svg:d="M2750 13341h-501v2659h1751" svg:viewBox="0 0 1752 2660">
          <text:p/>
        </draw:connector>
        <draw:frame draw:style-name="gr60" draw:text-style-name="P28" draw:layer="layout" svg:width="19cm" svg:height="9.71cm" svg:x="1cm" svg:y="17.851cm">
          <draw:text-box>
            <text:p text:style-name="P16"><text:span text:style-name="T6">Шифр документа</text:span></text:p>
            <text:p text:style-name="P16"><text:span text:style-name="T23">А-Б-В-Г.Д</text:span></text:p>
            <text:p text:style-name="P16"><text:span text:style-name="T24"/></text:p>
            <text:p text:style-name="P16"><text:span text:style-name="T24">А — номер договора (контракта) или шифр объекта строительства</text:span></text:p>
            <text:p text:style-name="P16"><text:span text:style-name="T24">Б — номер здания или сооружения по генеральному плану</text:span></text:p>
            <text:p text:style-name="P16"><text:span text:style-name="T24">В — шифр раздела проектной документации</text:span></text:p>
            <text:p text:style-name="P16"><text:span text:style-name="T24">Г — код документа</text:span></text:p>
            <text:p text:style-name="P16"><text:span text:style-name="T24">Д — порядковый номер документа</text:span></text:p>
            <text:p text:style-name="P16"><text:span text:style-name="T24"/></text:p>
            <text:p text:style-name="P16"><text:span text:style-name="T24">пример</text:span></text:p>
            <text:p text:style-name="P16"><text:span text:style-name="T23">ОРГ-002-АТХ-С3.1</text:span></text:p>
            <text:p text:style-name="P16"><text:span text:style-name="T24"/></text:p>
            <text:p text:style-name="P16"><text:span text:style-name="T24">ОРГ — шифр объекта строительства</text:span></text:p>
            <text:p text:style-name="P16"><text:span text:style-name="T24">002 — номер цеха</text:span></text:p>
            <text:p text:style-name="P16"><text:span text:style-name="T24">АТХ — проектная документация / раздел 5 — ИОС</text:span></text:p>
            <text:p text:style-name="P16"><text:span text:style-name="T24">С3 — схема автоматизации</text:span></text:p>
            <text:p text:style-name="P16"><text:span text:style-name="T24">1 — порядковый номер документа</text:span></text:p>
          </draw:text-box>
        </draw:frame>
        <draw:frame draw:style-name="gr2" draw:text-style-name="P6" draw:layer="layout" svg:width="19cm" svg:height="0.806cm" svg:x="1cm" svg:y="2cm">
          <draw:text-box>
            <text:p text:style-name="P4"><text:span text:style-name="T3">ДОКУМЕНТАЦ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</draw:page>
      <draw:page draw:name="ДОКУМЕНТАЦ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standard" draw:layer="layout" svg:width="18.541cm" svg:height="20.6cm" svg:x="1.224cm" svg:y="3.367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>
              <table:table-cell table:style-name="ce3" table:number-columns-spanned="2">
                <text:p text:style-name="P29"><text:span text:style-name="T25">Комплекс стандартов на автоматизированные системы</text:span></text:p>
              </table:table-cell>
              <table:covered-table-cell table:style-name="ce4"/>
            </table:table-row>
            <table:table-row table:style-name="ro3">
              <table:table-cell table:style-name="ce5">
                <text:p text:style-name="P30"><text:span text:style-name="T26">ГОСТ 34.003-90</text:span></text:p>
              </table:table-cell>
              <table:table-cell table:style-name="ce6">
                <text:p text:style-name="P3"><text:span text:style-name="T1">Автоматизированные системы.</text:span></text:p>
                <text:p text:style-name="P3"><text:span text:style-name="T1">Термины и определения.</text:span></text:p>
              </table:table-cell>
            </table:table-row>
            <table:table-row table:style-name="ro3">
              <table:table-cell table:style-name="ce5">
                <text:p text:style-name="P30"><text:span text:style-name="T26">ГОСТ 34.201-2020</text:span></text:p>
              </table:table-cell>
              <table:table-cell table:style-name="ce6">
                <text:p text:style-name="P3"><text:span text:style-name="T1">Виды, комплектность и обозначение документов при создании автоматизированные систем.</text:span></text:p>
              </table:table-cell>
            </table:table-row>
            <table:table-row table:style-name="ro3">
              <table:table-cell table:style-name="ce5">
                <text:p text:style-name="P30"><text:span text:style-name="T26">ГОСТ 34.601-90</text:span></text:p>
              </table:table-cell>
              <table:table-cell table:style-name="ce6">
                <text:p text:style-name="P3"><text:span text:style-name="T1">Автоматизированные системы.</text:span></text:p>
                <text:p text:style-name="P3"><text:span text:style-name="T1">Стадии создания.</text:span></text:p>
              </table:table-cell>
            </table:table-row>
            <table:table-row table:style-name="ro3">
              <table:table-cell table:style-name="ce5">
                <text:p text:style-name="P31"><text:span text:style-name="T26">ГОСТ 34.602-2020</text:span></text:p>
              </table:table-cell>
              <table:table-cell table:style-name="ce6">
                <text:p text:style-name="P3"><text:span text:style-name="T1">Техническое задание на создание автоматизированной системы.</text:span></text:p>
              </table:table-cell>
            </table:table-row>
            <table:table-row table:style-name="ro3">
              <table:table-cell table:style-name="ce5">
                <text:p text:style-name="P30"><text:span text:style-name="T26">ГОСТ 34.603-92</text:span></text:p>
              </table:table-cell>
              <table:table-cell table:style-name="ce6">
                <text:p text:style-name="P3"><text:span text:style-name="T1">Виды испытаний автоматизированных систем.</text:span></text:p>
              </table:table-cell>
            </table:table-row>
            <table:table-row table:style-name="ro2">
              <table:table-cell table:style-name="ce5" table:number-columns-spanned="2">
                <text:p text:style-name="P30"><text:span text:style-name="T25">Методические указания</text:span></text:p>
              </table:table-cell>
              <table:covered-table-cell table:style-name="ce6"/>
            </table:table-row>
            <table:table-row table:style-name="ro3">
              <table:table-cell table:style-name="ce5">
                <text:p text:style-name="P30"><text:span text:style-name="T26">РД 50-34.698-90</text:span></text:p>
              </table:table-cell>
              <table:table-cell table:style-name="ce7">
                <text:p text:style-name="P32"><text:span text:style-name="T26">Автоматизированные системы.</text:span></text:p>
                <text:p text:style-name="P32"><text:span text:style-name="T26">Требования к содержанию документов.</text:span></text:p>
              </table:table-cell>
            </table:table-row>
            <table:table-row table:style-name="ro2">
              <table:table-cell table:style-name="ce5" table:number-columns-spanned="2">
                <text:p text:style-name="P30"><text:span text:style-name="T25">Система проектной документации для строительства</text:span></text:p>
              </table:table-cell>
              <table:covered-table-cell table:style-name="ce7"/>
            </table:table-row>
            <table:table-row table:style-name="ro3">
              <table:table-cell table:style-name="ce5">
                <text:p text:style-name="P30"><text:span text:style-name="T26">ГОСТ 21.1101-2013</text:span></text:p>
              </table:table-cell>
              <table:table-cell table:style-name="ce7">
                <text:p text:style-name="P32"><text:span text:style-name="T26">Основные требования к проектной и рабочей документации.</text:span></text:p>
              </table:table-cell>
            </table:table-row>
            <table:table-row table:style-name="ro3">
              <table:table-cell table:style-name="ce5">
                <text:p text:style-name="P30"><text:span text:style-name="T26">ГОСТ 21.408-2013</text:span></text:p>
              </table:table-cell>
              <table:table-cell table:style-name="ce7">
                <text:p text:style-name="P32"><text:span text:style-name="T26">Создание Автоматизированных систем</text:span></text:p>
                <text:p text:style-name="P32"><text:span text:style-name="T26">Правила выполнения документации</text:span></text:p>
              </table:table-cell>
            </table:table-row>
            <table:table-row table:style-name="ro3">
              <table:table-cell table:style-name="ce5">
                <text:p text:style-name="P30"><text:span text:style-name="T26">ГОСТ 21.208-2013</text:span></text:p>
              </table:table-cell>
              <table:table-cell table:style-name="ce7">
                <text:p text:style-name="P32"><text:span text:style-name="T26">Обозначения приборов и средств автоматизации в схемах</text:span></text:p>
              </table:table-cell>
            </table:table-row>
            <table:table-row table:style-name="ro3">
              <table:table-cell table:style-name="ce5">
                <text:p text:style-name="P30"><text:span text:style-name="T26">ГОСТ <text:s/>02.702-2011</text:span></text:p>
              </table:table-cell>
              <table:table-cell table:style-name="ce7">
                <text:p text:style-name="P32"><text:span text:style-name="T26">Правила выполнения электрических схем</text:span></text:p>
              </table:table-cell>
            </table:table-row>
            <table:table-row table:style-name="ro3">
              <table:table-cell table:style-name="ce5">
                <text:p text:style-name="P30"><text:span text:style-name="T26">ГОСТ 21.614-1988</text:span></text:p>
              </table:table-cell>
              <table:table-cell table:style-name="ce7">
                <text:p text:style-name="P32"><text:span text:style-name="T26">Изображения электрооборудования и проводок на планах</text:span></text:p>
              </table:table-cell>
            </table:table-row>
            <table:table-row table:style-name="ro4">
              <table:table-cell table:style-name="ce5" table:number-columns-spanned="2">
                <text:p text:style-name="P30"><text:span text:style-name="T25">Единая система программной документации</text:span></text:p>
              </table:table-cell>
              <table:covered-table-cell table:style-name="ce7"/>
            </table:table-row>
            <table:table-row table:style-name="ro3">
              <table:table-cell table:style-name="ce5">
                <text:p text:style-name="P30"><text:span text:style-name="T26">ГОСТ 19.101-77</text:span></text:p>
              </table:table-cell>
              <table:table-cell table:style-name="ce7">
                <text:p text:style-name="P32"><text:span text:style-name="T1">Виды программ и программных документов.</text:span></text:p>
              </table:table-cell>
            </table:table-row>
            <table:table-row table:style-name="ro4">
              <table:table-cell table:style-name="ce5" table:number-columns-spanned="2">
                <text:p text:style-name="P30"><text:span text:style-name="T25">Единая система конструкторской документации</text:span></text:p>
              </table:table-cell>
              <table:covered-table-cell table:style-name="ce7"/>
            </table:table-row>
            <table:table-row table:style-name="ro3">
              <table:table-cell table:style-name="ce5">
                <text:p text:style-name="P30"><text:span text:style-name="T26">ГОСТ 02.102-2013</text:span></text:p>
              </table:table-cell>
              <table:table-cell table:style-name="ce7">
                <text:p text:style-name="P32"><text:span text:style-name="T1">Виды и комплектность конструкторских документов.</text:span></text:p>
              </table:table-cell>
            </table:table-row>
            <table:table-row table:style-name="ro3">
              <table:table-cell table:style-name="ce5">
                <text:p text:style-name="P30"><text:span text:style-name="T26">ГОСТ 02.601-2013</text:span></text:p>
              </table:table-cell>
              <table:table-cell table:style-name="ce7">
                <text:p text:style-name="P32"><text:span text:style-name="T1">Эксплуатационные документы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6" draw:layer="layout" svg:width="19cm" svg:height="0.806cm" svg:x="1cm" svg:y="2cm">
          <draw:text-box>
            <text:p text:style-name="P4"><text:span text:style-name="T3">ДОКУМЕНТАЦИЯ</text:span></text:p>
          </draw:text-box>
        </draw:frame>
        <draw:frame draw:style-name="gr1" draw:text-style-name="P5" draw:layer="layout" svg:width="19cm" svg:height="0.962cm" svg:x="1cm" svg:y="1cm">
          <draw:text-box>
            <text:p text:style-name="P4"><text:span text:style-name="T2"><text:a xlink:href="#СОДЕРЖАНИЕ" xlink:type="simple">ПРОЦЕСС РАЗРАБОТКИ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28" draw:display-name="Стили стрелок 28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09-18T11:27:55.443000000</dc:date>
    <meta:editing-duration>P4DT14H37M52S</meta:editing-duration>
    <meta:editing-cycles>1364</meta:editing-cycles>
    <meta:generator>LibreOffice/7.3.2.2$Windows_X86_64 LibreOffice_project/49f2b1bff42cfccbd8f788c8dc32c1c309559be0</meta:generator>
    <meta:print-date>2022-04-28T22:24:58.143458820</meta:print-date>
    <dc:title>ПРОЦЕСС РАЗРАБОТКИ</dc:title>
    <dc:subject>основные этапы и модели</dc:subject>
    <meta:document-statistic meta:object-count="127"/>
  </office:meta>
</office:document-meta>
</file>